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style:font-name="Calibri" fo:font-size="12pt" fo:font-style="italic" officeooo:paragraph-rsid="000b53e6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margin-top="0in" fo:margin-bottom="0.1965in" loext:contextual-spacing="false"/>
    </style:style>
    <style:style style:name="P3" style:family="paragraph" style:parent-style-name="Standard">
      <style:paragraph-properties fo:margin-top="0in" fo:margin-bottom="0in" loext:contextual-spacing="false" fo:line-height="138%" style:writing-mode="lr-tb"/>
      <style:text-properties style:font-name="Calibri" fo:font-size="12pt" fo:font-style="italic" officeooo:paragraph-rsid="000b53e6" style:font-size-asian="12pt" style:font-style-asian="italic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 was hoping to hear your feedback on the questions as well as the general process.</text:p>
      <text:p text:style-name="P2">Currently my plans are to interview existing FOSS contributors and ask them questions listed as well as about their experiences. I dont plan to narrow down the interviewees representing only a specific FOSS organization (say only Mozilla contributors) because I want to get an overview of different organizations - however I am limiting the organizations to only FOSS because that's what we aim for in the end. <text:line-break/><text:line-break/>I plan to interview around 10 people, with most from minority groups including women, however I also plan to interview contributors who are not a part of any underrepresented group as they might also have faced workplace inclusion issues and their thoughts on overall diversity of the organization also matter.</text:p>
      <text:p text:style-name="P2">I plan to conduct this interview via video or in person - so as to engage with the interviewees so that they find it easy to open up and describe their experiences and there are not any communication issues or other barriers. That being said, I will obviously use a survey or form to record their answers and for further use.</text:p>
      <text:p text:style-name="P2">I would love to have your feedback on the questions, process, target audience or any part of this research actually. You can also leave any specific comments on the etherpad.</text:p>
      <text:p text:style-name="Standard">Looking forward to hearing back from you,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22:51:01.379460768</dc:date>
    <dc:creator>bee </dc:creator>
    <meta:editing-duration>PT1H10M20S</meta:editing-duration>
    <meta:editing-cycles>15</meta:editing-cycles>
    <meta:generator>LibreOffice/4.4.5.2$Linux_X86_64 LibreOffice_project/40$Build-2</meta:generator>
    <meta:document-statistic meta:table-count="0" meta:image-count="0" meta:object-count="0" meta:page-count="1" meta:paragraph-count="5" meta:word-count="231" meta:character-count="1346" meta:non-whitespace-character-count="1118"/>
  </office:meta>
</office:document-meta>
</file>